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49c" officeooo:paragraph-rsid="000f449c"/>
    </style:style>
    <style:style style:name="P2" style:family="paragraph" style:parent-style-name="Standard">
      <style:text-properties officeooo:rsid="000f449c" officeooo:paragraph-rsid="001261a4"/>
    </style:style>
    <style:style style:name="P3" style:family="paragraph" style:parent-style-name="Standard">
      <style:text-properties officeooo:rsid="000f449c" officeooo:paragraph-rsid="00140298"/>
    </style:style>
    <style:style style:name="P4" style:family="paragraph" style:parent-style-name="Standard">
      <style:text-properties officeooo:paragraph-rsid="00112d7f"/>
    </style:style>
    <style:style style:name="P5" style:family="paragraph" style:parent-style-name="Standard">
      <style:text-properties officeooo:rsid="000da6b3" officeooo:paragraph-rsid="00112d7f"/>
    </style:style>
    <style:style style:name="P6" style:family="paragraph" style:parent-style-name="Standard">
      <style:text-properties officeooo:rsid="0014e7fe" officeooo:paragraph-rsid="0014e7fe"/>
    </style:style>
    <style:style style:name="P7" style:family="paragraph" style:parent-style-name="Standard">
      <style:text-properties officeooo:rsid="0016ae28" officeooo:paragraph-rsid="0016ae28"/>
    </style:style>
    <style:style style:name="T1" style:family="text">
      <style:text-properties officeooo:rsid="00112d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ingout("maxima_session.txt", input);<text:tab/>salva a entrada em um arquivo texto</text:p>
      <text:p text:style-name="P4">batch("maxima_session.txt")<text:tab/><text:span text:style-name="T1">lê as entradas armazenadas no arquivo</text:span></text:p>
      <text:p text:style-name="P1">quit();<text:tab/>sai do maxima</text:p>
      <text:p text:style-name="P1"/>
      <text:p text:style-name="P2">Operator Description</text:p>
      <text:p text:style-name="P2">+ addition</text:p>
      <text:p text:style-name="P2">− subtraction</text:p>
      <text:p text:style-name="P2">∗multiplication</text:p>
      <text:p text:style-name="P2">/ division</text:p>
      <text:p text:style-name="P2">− negation</text:p>
      <text:p text:style-name="P2">ˆ exponentiation</text:p>
      <text:p text:style-name="P2">. non-commutative multiplication</text:p>
      <text:p text:style-name="P2">ˆˆ non-commutative exponentiation</text:p>
      <text:p text:style-name="P2">! factorial</text:p>
      <text:p text:style-name="P2">!! double factorial</text:p>
      <text:p text:style-name="P1"/>
      <text:p text:style-name="P3">Constant Description</text:p>
      <text:p text:style-name="P3">%e Base of the natural logarithms (e)</text:p>
      <text:p text:style-name="P3">%i The square root of (−1) (i)</text:p>
      <text:p text:style-name="P3">%pi The transcendental constant pi (π)</text:p>
      <text:p text:style-name="P3">%phi The golden mean (1 + √5)/2</text:p>
      <text:p text:style-name="P3">%gamma The Euler-Mascheroni constant</text:p>
      <text:p text:style-name="P3">inf Real positive infinity (∞)</text:p>
      <text:p text:style-name="P3">minf Real negative infinity (−∞)</text:p>
      <text:p text:style-name="P1"/>
      <text:p text:style-name="P6">Reserved words</text:p>
      <text:p text:style-name="P6">af</text:p>
      <text:p text:style-name="P6">and</text:p>
      <text:p text:style-name="P6">av</text:p>
      <text:p text:style-name="P6">args</text:p>
      <text:p text:style-name="P6">array</text:p>
      <text:p text:style-name="P6">at</text:p>
      <text:p text:style-name="P6">bc2</text:p>
      <text:p text:style-name="P6">carg</text:p>
      <text:p text:style-name="P6">cf</text:p>
      <text:p text:style-name="P6">cint</text:p>
      <text:p text:style-name="P6">col</text:p>
      <text:p text:style-name="P6">cov</text:p>
      <text:p text:style-name="P6">cv</text:p>
      <text:p text:style-name="P6">del</text:p>
      <text:p text:style-name="P6">diag</text:p>
      <text:p text:style-name="P6">diff</text:p>
      <text:p text:style-name="P6">do</text:p>
      <text:p text:style-name="P6">else</text:p>
      <text:p text:style-name="P6">elseif</text:p>
      <text:p text:style-name="P6">erf</text:p>
      <text:p text:style-name="P6">ev</text:p>
      <text:p text:style-name="P6">exp</text:p>
      <text:p text:style-name="P6">f90</text:p>
      <text:p text:style-name="P6">fft</text:p>
      <text:p text:style-name="P6">fib</text:p>
      <text:p text:style-name="P6">fix</text:p>
      <text:p text:style-name="P6"><text:soft-page-break/>for</text:p>
      <text:p text:style-name="P6">from</text:p>
      <text:p text:style-name="P6">gcd</text:p>
      <text:p text:style-name="P6">gd</text:p>
      <text:p text:style-name="P6">get</text:p>
      <text:p text:style-name="P6">go</text:p>
      <text:p text:style-name="P6">hav</text:p>
      <text:p text:style-name="P6">ic1</text:p>
      <text:p text:style-name="P6">ic2</text:p>
      <text:p text:style-name="P6">if</text:p>
      <text:p text:style-name="P6">ift</text:p>
      <text:p text:style-name="P6">ilt</text:p>
      <text:p text:style-name="P6">in</text:p>
      <text:p text:style-name="P6">ind</text:p>
      <text:p text:style-name="P6">inf</text:p>
      <text:p text:style-name="P6">inrt</text:p>
      <text:p text:style-name="P6">integrate</text:p>
      <text:p text:style-name="P6">is</text:p>
      <text:p text:style-name="P6">li</text:p>
      <text:p text:style-name="P6">limit</text:p>
      <text:p text:style-name="P6">min</text:p>
      <text:p text:style-name="P6">next</text:p>
      <text:p text:style-name="P6">not</text:p>
      <text:p text:style-name="P6">op</text:p>
      <text:p text:style-name="P6">or</text:p>
      <text:p text:style-name="P6">plog</text:p>
      <text:p text:style-name="P6">psi</text:p>
      <text:p text:style-name="P6">product</text:p>
      <text:p text:style-name="P6">put</text:p>
      <text:p text:style-name="P6">rat</text:p>
      <text:p text:style-name="P6">rem</text:p>
      <text:p text:style-name="P6">rk</text:p>
      <text:p text:style-name="P6">some</text:p>
      <text:p text:style-name="P6">step</text:p>
      <text:p text:style-name="P6">sum</text:p>
      <text:p text:style-name="P6">then</text:p>
      <text:p text:style-name="P6">thru</text:p>
      <text:p text:style-name="P6">und</text:p>
      <text:p text:style-name="P6">unless</text:p>
      <text:p text:style-name="P6">vers</text:p>
      <text:p text:style-name="P6">while</text:p>
      <text:p text:style-name="P6">zeta</text:p>
      <text:p text:style-name="P1"/>
      <text:p text:style-name="P7">kill(b)</text:p>
      <text:p text:style-name="P7">kill(all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01:10:04.073128838</meta:creation-date>
    <dc:date>2023-11-05T17:44:13.287447219</dc:date>
    <meta:editing-duration>PT1H2M3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93" meta:word-count="159" meta:character-count="860" meta:non-whitespace-character-count="794"/>
  </office:meta>
</office:document-meta>
</file>